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333333"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pyeditor : Mathilde Nicolas. </text:span></text:p>
      <text:p text:style-name="P1"><text:span text:style-name="T1">Creator: de Rabutin Roger, comte de Bussy, dit Bussy-Rabutin (1618-1693).</text:span></text:p>
      <text:p text:style-name="P1"><text:span text:style-name="T1">Title: Mémoires de messire Roger de Rabutin, comte de Bussy. Tome 2</text:span></text:p>
      <text:p text:style-name="P1"><text:span text:style-name="T1">Date: 1664. </text:span><text:bookmark text:name="_GoBack"/></text:p>
      <text:p text:style-name="P1"><text:span text:style-name="T1">Bibl: Roger de Rabutin, comte de Bussy, dit Bussy-Rabutin, </text:span><text:span text:style-name="T2">Mémoires de messire Roger de Rabutin, comte de Bussy. Tome 2</text:span><text:span text:style-name="T1">, Paris, Jean Anisson, 1696.</text:span></text:p>
      <text:p text:style-name="P2"/>
      <text:p text:style-name="Text_20_body"/>
      <text:p text:style-name="Text_20_body"><text:span text:style-name="_3c_pb_3e_">292</text:span></text:p>
      <text:p text:style-name="Text_20_body"><text:span text:style-name="_3c_date_3e_">Au commencement de May</text:span>, <text:span text:style-name="_3c_persName_3e_">le Roy</text:span> fit <text:span text:style-name="_3c_tech_3e_">une Feste</text:span> à <text:span text:style-name="_3c_placeName_3e_">Versailles</text:span> de la maniere dont il fait toutes choses, c’est-à-dire, la plus galante &amp; la plus magnifique qu’on puisse imaginer : je la vis &amp; je l’admiray, &amp; quoy-que les mauvais traitemens qu’on reçoit de la part d’un Maistre, empeschent d’ordinaire d’approuver ce qu’il fait, j’estois rempli d’une si grande estime pour <text:span text:style-name="_3c_persName_3e_">le Roy</text:span>, &amp; je le trouvois si parfait en toutes choses, que je l’excusois sur les injustices qu’on me faisoit à la Cour, &amp; je les attribuois à tout autre qu’à luy.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_3c_salute_3e_" style:display-name="&lt;salute&gt;" style:family="paragraph" style:parent-style-name="Standard" style:default-outline-level="" style:list-style-name="">
      <style:paragraph-properties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default-outline-level="" style:list-style-name="">
      <style:paragraph-properties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 style:list-style-name="">
      <style:paragraph-properties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abel.head_3e_" style:display-name="&lt;label.head&gt;" style:family="paragraph" style:parent-style-name="Text_20_body" style:default-outline-level="" style:list-style-name="">
      <style:paragraph-properties fo:margin-left="0cm" fo:margin-right="0cm" fo:text-indent="1.251cm" style:auto-text-indent="false"/>
      <style:text-properties fo:font-style="italic" fo:font-weight="bold" style:font-style-asian="italic" style:font-weight-asian="bold"/>
    </style:style>
    <style:style style:name="_3c_description_3e_" style:display-name="&lt;description&gt;" style:family="paragraph" style:parent-style-name="Standard" style:default-outline-level="" style:list-style-name="">
      <style:paragraph-properties fo:margin-top="0cm" fo:margin-bottom="0cm" fo:line-height="100%"/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fo:color="#ffffff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color="#00000a" fo:background-color="#0000ff"/>
    </style:style>
    <style:style style:name="_3c_tech_3e_" style:display-name="&lt;tech&gt;" style:family="text">
      <style:text-properties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style:style style:name="_3c_label.speaker_3e_" style:display-name="&lt;label.speaker&gt;" style:family="text" style:parent-style-name="Default_20_Paragraph_20_Font">
      <style:text-properties fo:font-style="italic" style:font-style-asian="italic"/>
    </style:style>
    <style:style style:name="_3c_label.head_3e__20_Car" style:display-name="&lt;label.head&gt; Car" style:family="text" style:parent-style-name="Corps_20_de_20_texte_20_Car">
      <style:text-properties style:font-name="Times" fo:font-size="12pt" fo:font-style="italic" fo:font-weight="bold" style:font-name-asian="Times1" style:font-size-asian="12pt" style:language-asian="fr" style:country-asian="FR" style:font-style-asian="italic" style:font-weight-asian="bold" style:font-name-complex="Times New Roman1" style:font-size-complex="10pt"/>
    </style:style>
    <style:style style:name="_3c_description_3e__20_Car" style:display-name="&lt;description&gt; Car" style:family="text" style:parent-style-name="Default_20_Paragraph_20_Font"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dc:creator>mathilde nicolas</dc:creator>
    <meta:editing-cycles>11</meta:editing-cycles>
    <meta:creation-date>2020-04-14T14:18:00</meta:creation-date>
    <dc:date>2020-05-11T14:54:00</dc:date>
    <meta:editing-duration>PT18S</meta:editing-duration>
    <meta:generator>OpenOffice/4.1.6$Win32 OpenOffice.org_project/416m1$Build-9790</meta:generator>
    <meta:document-statistic meta:table-count="0" meta:image-count="0" meta:object-count="0" meta:page-count="1" meta:paragraph-count="7" meta:word-count="147" meta:character-count="8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